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277301"/>
    </style:style>
    <style:style style:name="P2" style:family="paragraph" style:parent-style-name="Text_20_body">
      <style:text-properties officeooo:rsid="00286a22" officeooo:paragraph-rsid="00286a22"/>
    </style:style>
    <style:style style:name="P3" style:family="paragraph" style:parent-style-name="Text_20_body">
      <style:text-properties officeooo:paragraph-rsid="00277301"/>
    </style:style>
    <style:style style:name="P4" style:family="paragraph" style:parent-style-name="Heading_20_1" style:master-page-name="Right_20_Page">
      <style:paragraph-properties style:page-number="auto"/>
      <style:text-properties officeooo:rsid="00286a22" officeooo:paragraph-rsid="00286a22"/>
    </style:style>
    <style:style style:name="P5" style:family="paragraph" style:parent-style-name="Heading_20_3">
      <style:text-properties officeooo:paragraph-rsid="00277301"/>
    </style:style>
    <style:style style:name="P6" style:family="paragraph" style:parent-style-name="Heading_20_3">
      <style:paragraph-properties fo:break-before="page"/>
      <style:text-properties officeooo:rsid="00286a22" officeooo:paragraph-rsid="00286a22"/>
    </style:style>
    <style:style style:name="T1" style:family="text">
      <style:text-properties officeooo:rsid="001d5e8e"/>
    </style:style>
    <style:style style:name="T2" style:family="text">
      <style:text-properties officeooo:rsid="00286a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Fire and Rain</text:h>
      <text:h text:style-name="Heading_20_2" text:outline-level="2">(<text:span text:style-name="T2">James Taylor</text:span>)</text:h>
      <text:p text:style-name="Text_20_body">Time Signature: 4/4</text:p>
      <text:p text:style-name="Text_20_body">Chords: Am, C, <text:span text:style-name="T2">D, Dm, </text:span>F, G, <text:span text:style-name="T2">G7</text:span></text:p>
      <text:p text:style-name="Text_20_body">Tempo: 1<text:span text:style-name="T2">00 - 120</text:span> BPM</text:p>
      <text:p text:style-name="P1"/>
      <text:h text:style-name="P6" text:outline-level="3">[Intro]</text:h>
      <text:p text:style-name="P2">G F C G <text:s/>G D F <text:s/>G</text:p>
      <text:h text:style-name="Heading_20_3" text:outline-level="3">[VERSE 1]</text:h>
      <text:p text:style-name="P2"><text:s text:c="15"/>Dm <text:s text:c="5"/></text:p>
      <text:p text:style-name="P2">Just yesterday morning </text:p>
      <text:p text:style-name="P2"><text:s text:c="12"/>C <text:s text:c="12"/>G</text:p>
      <text:p text:style-name="P2">they let me know you were gone </text:p>
      <text:p text:style-name="P2"><text:s text:c="12"/>D <text:s text:c="21"/>F</text:p>
      <text:p text:style-name="P2">Susanne the plans they made put an end to you </text:p>
      <text:p text:style-name="P2"><text:s text:c="2"/>G <text:s text:c="14"/>Dm <text:s text:c="5"/></text:p>
      <text:p text:style-name="P2">I walked out this morning </text:p>
      <text:p text:style-name="P2"><text:s text:c="6"/>C <text:s text:c="14"/>G</text:p>
      <text:p text:style-name="P2">and I wrote down this song </text:p>
      <text:p text:style-name="P2"><text:s text:c="15"/>D <text:s text:c="12"/>F <text:s text:c="9"/>F C</text:p>
      <text:p text:style-name="P2">I just can't remember who to send it to </text:p>
      <text:h text:style-name="Heading_20_3" text:outline-level="3">[CHORUS]</text:h>
      <text:p text:style-name="P2">C <text:s text:c="8"/>Am <text:s text:c="16"/>G</text:p>
      <text:p text:style-name="P2">I've seen fire and I've seen rain </text:p>
      <text:p text:style-name="P2"><text:s text:c="10"/>C <text:s text:c="9"/></text:p>
      <text:p text:style-name="P2">I've seen sunny days </text:p>
      <text:p text:style-name="P2"><text:s text:c="7"/>Am <text:s text:c="17"/>G</text:p>
      <text:p text:style-name="P2">that I thought would never end </text:p>
      <text:p text:style-name="P2"><text:s text:c="10"/>C <text:s text:c="11"/></text:p>
      <text:p text:style-name="P2">I've seen lonely times </text:p>
      <text:p text:style-name="P2"><text:s text:c="7"/>Am <text:s text:c="14"/>G</text:p>
      <text:p text:style-name="P2">when I could not find a friend </text:p>
      <text:p text:style-name="P2"><text:s text:c="6"/>F <text:s text:c="22"/>Dm <text:s text:c="6"/>G <text:s text:c="2"/>G7</text:p>
      <text:p text:style-name="P2">But I always thought that I'd see you again </text:p>
      <text:h text:style-name="Heading_20_3" text:outline-level="3">[VERSE 2]</text:h>
      <text:p text:style-name="P2"><text:s text:c="10"/>G <text:s text:c="17"/>Dm</text:p>
      <text:p text:style-name="P2">Won't you look down upon me, Jesus </text:p>
      <text:p text:style-name="P2"><text:s text:c="14"/>C <text:s text:c="13"/>G</text:p>
      <text:p text:style-name="P2">You've got to help me make a stand </text:p>
      <text:p text:style-name="P2"><text:s text:c="19"/>D <text:s text:c="14"/>F</text:p>
      <text:p text:style-name="P2">You've just got to see me through another day </text:p>
      <text:p text:style-name="P2">G <text:s text:c="8"/>Dm <text:s text:c="11"/>C <text:s text:c="9"/>G</text:p>
      <text:p text:style-name="P2">My body's aching and my time is at hand </text:p>
      <text:p text:style-name="P2"><text:s text:c="12"/>D <text:s text:c="10"/>F <text:s text:c="8"/>F C</text:p>
      <text:p text:style-name="P2">And I won't make it any other way </text:p>
      <text:h text:style-name="Heading_20_3" text:outline-level="3"><text:soft-page-break/>[CHORUS]</text:h>
      <text:p text:style-name="P2">C <text:s text:c="12"/>Am <text:s text:c="16"/>G</text:p>
      <text:p text:style-name="P2">Oh, I've seen fire and I've seen rain </text:p>
      <text:p text:style-name="P2"><text:s text:c="10"/>C <text:s text:c="9"/></text:p>
      <text:p text:style-name="P2">I've seen sunny days </text:p>
      <text:p text:style-name="P2"><text:s text:c="7"/>Am <text:s text:c="17"/>G</text:p>
      <text:p text:style-name="P2">that I thought would never end </text:p>
      <text:p text:style-name="P2"><text:s text:c="10"/>C <text:s text:c="11"/></text:p>
      <text:p text:style-name="P2">I've seen lonely times </text:p>
      <text:p text:style-name="P2"><text:s text:c="7"/>Am <text:s text:c="14"/>G <text:s text:c="5"/></text:p>
      <text:p text:style-name="P2">when I could not find a friend </text:p>
      <text:p text:style-name="P2"><text:s text:c="6"/>F <text:s text:c="22"/>Dm <text:s text:c="6"/>G</text:p>
      <text:p text:style-name="P2">But I always thought that I'd see you again </text:p>
      <text:h text:style-name="Heading_20_3" text:outline-level="3">[VERSE 3]</text:h>
      <text:p text:style-name="P2"><text:s text:c="5"/>G <text:s text:c="20"/>Dm <text:s text:c="8"/></text:p>
      <text:p text:style-name="P2">Been walking my mind to an easy time, </text:p>
      <text:p text:style-name="P2"><text:s text:c="3"/>C <text:s text:c="22"/>G</text:p>
      <text:p text:style-name="P2">my back turned towards the sun </text:p>
      <text:p text:style-name="P2"><text:s text:c="20"/>D <text:s text:c="14"/></text:p>
      <text:p text:style-name="P2">Lord knows when the cold wind blows </text:p>
      <text:p text:style-name="P2"><text:s text:c="6"/>F</text:p>
      <text:p text:style-name="P2">it'll turn your head around </text:p>
      <text:p text:style-name="P2"><text:s text:c="14"/>G <text:s text:c="19"/>Dm <text:s text:c="7"/></text:p>
      <text:p text:style-name="P2">Well, there's hours of time on the telephone </text:p>
      <text:p text:style-name="P2"><text:s text:c="8"/>C <text:s text:c="19"/>G</text:p>
      <text:p text:style-name="P2">line to talk about things to come </text:p>
      <text:p text:style-name="P2"><text:s text:c="17"/>D <text:s text:c="14"/></text:p>
      <text:p text:style-name="P2">Sweet dreams and flying machines </text:p>
      <text:p text:style-name="P2"><text:s text:c="3"/>F <text:s text:c="19"/>F C </text:p>
      <text:p text:style-name="P2">in pieces on the ground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3" text:outline-level="3"><text:soft-page-break/>[CHORUS]</text:h>
      <text:p text:style-name="P2">C <text:s text:c="12"/>Am <text:s text:c="16"/>G</text:p>
      <text:p text:style-name="P2">Oh, I've seen fire and I've seen rain </text:p>
      <text:p text:style-name="P2"><text:s text:c="10"/>C <text:s text:c="9"/></text:p>
      <text:p text:style-name="P2">I've seen sunny days </text:p>
      <text:p text:style-name="P2"><text:s text:c="7"/>Am <text:s text:c="17"/>G</text:p>
      <text:p text:style-name="P2">that I thought would never end </text:p>
      <text:p text:style-name="P2"><text:s text:c="10"/>C <text:s text:c="11"/></text:p>
      <text:p text:style-name="P2">I've seen lonely times </text:p>
      <text:p text:style-name="P2"><text:s text:c="7"/>Am <text:s text:c="14"/>G <text:s text:c="5"/>Gsus2 G</text:p>
      <text:p text:style-name="P2">when I could not find a friend </text:p>
      <text:p text:style-name="P2"><text:s text:c="6"/>F <text:s text:c="22"/>Dm <text:s text:c="6"/></text:p>
      <text:p text:style-name="P2">But I always thought that I'd see you, </text:p>
      <text:p text:style-name="P2"><text:s text:c="21"/>G <text:s text:c="2"/>G7</text:p>
      <text:p text:style-name="P2">baby, one more time again </text:p>
      <text:h text:style-name="Heading_20_3" text:outline-level="3">[OUTRO]</text:h>
      <text:p text:style-name="P2"><text:s text:c="12"/>F <text:s text:c="15"/>Dm <text:s text:c="3"/>G</text:p>
      <text:p text:style-name="P2">Thought I'd see you one more time again </text:p>
      <text:p text:style-name="P2"><text:s text:c="15"/>F <text:s text:c="19"/>Dm <text:s/></text:p>
      <text:p text:style-name="P2">There's just a few things coming my way </text:p>
      <text:p text:style-name="P2"><text:s text:c="11"/>G</text:p>
      <text:p text:style-name="P2">this time around, now </text:p>
      <text:p text:style-name="P2"><text:s text:c="12"/>F <text:s text:c="7"/></text:p>
      <text:p text:style-name="P2">Thought I'd see you, </text:p>
      <text:p text:style-name="P2"><text:s text:c="12"/>Dm <text:s text:c="14"/>G</text:p>
      <text:p text:style-name="P2">thought I'd see you fire and rain, now . .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27M48S</meta:editing-duration>
    <meta:editing-cycles>27</meta:editing-cycles>
    <meta:generator>LibreOffice/5.2.6.2$MacOSX_X86_64 LibreOffice_project/a3100ed2409ebf1c212f5048fbe377c281438fdc</meta:generator>
    <dc:title>Lyrics + Chords</dc:title>
    <dc:date>2017-05-11T11:18:06.367212000</dc:date>
    <meta:print-date>2017-04-03T12:23:29.985893000</meta:print-date>
    <meta:document-statistic meta:table-count="0" meta:image-count="0" meta:object-count="0" meta:page-count="4" meta:paragraph-count="100" meta:word-count="414" meta:character-count="2869" meta:non-whitespace-character-count="138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